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49508" officeooo:paragraph-rsid="00149508"/>
    </style:style>
    <style:style style:name="P2" style:family="paragraph" style:parent-style-name="Standard">
      <style:paragraph-properties style:line-height-at-least="0.706cm"/>
      <style:text-properties fo:font-size="10pt" officeooo:rsid="00149508" officeooo:paragraph-rsid="00149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ad Sheet for Machine Learning With Chomp</text:p>
      <text:p text:style-name="P2">In Box 2: 1xRed, <text:s/></text:p>
      <text:p text:style-name="P2">In Box 3: 2xRed, 2xOrange, <text:s/></text:p>
      <text:p text:style-name="P2">In Box 4: 2xRed, 2xOrange, 2xYellow, <text:s/></text:p>
      <text:p text:style-name="P2">In Box 5: 1xGreen, <text:s/></text:p>
      <text:p text:style-name="P2">In Box 6: 2xRed, 2xGreen, <text:s/></text:p>
      <text:p text:style-name="P2">In Box 7: 2xRed, 2xOrange, 2xGreen, <text:s/></text:p>
      <text:p text:style-name="P2">In Box 8: 2xRed, 2xOrange, 2xYellow, 2xGreen, <text:s/></text:p>
      <text:p text:style-name="P2">In Box 9: 2xRed, 2xGreen, 2xBlue, <text:s/></text:p>
      <text:p text:style-name="P2">In Box 10: 2xRed, 2xOrange, 2xGreen, 2xBlue, <text:s/></text:p>
      <text:p text:style-name="P2">In Box 11: 2xRed, 2xOrange, 2xYellow, 2xGreen, 2xBlue, <text:s/></text:p>
      <text:p text:style-name="P2">In Box 12: 2xRed, 2xOrange, 2xGreen, 2xBlue, 2xPurple, <text:s/></text:p>
      <text:p text:style-name="P2">In Box 13: 2xRed, 2xOrange, 2xYellow, 2xGreen, 2xBlue, 2xPurple, <text:s/></text:p>
      <text:p text:style-name="P2">In Box 14: 2xRed, 2xOrange, 2xYellow, 2xGreen, 2xBlue, 2xPurple, 2xPink, <text:s/></text:p>
      <text:p text:style-name="P2">In Box 15: 2xGreen, 2xBlack, <text:s/></text:p>
      <text:p text:style-name="P2">In Box 16: 2xRed, 2xGreen, 2xBlack, <text:s/></text:p>
      <text:p text:style-name="P2">In Box 17: 2xRed, 2xOrange, 2xGreen, 2xBlack, <text:s/></text:p>
      <text:p text:style-name="P2">In Box 18: 2xRed, 2xOrange, 2xYellow, 2xGreen, 2xBlack, <text:s/></text:p>
      <text:p text:style-name="P2">In Box 19: 2xRed, 2xGreen, 2xBlue, 2xBlack, <text:s/></text:p>
      <text:p text:style-name="P2">In Box 20: 2xRed, 2xOrange, 2xGreen, 2xBlue, 2xBlack, <text:s/></text:p>
      <text:p text:style-name="P2">In Box 21: 2xRed, 2xOrange, 2xYellow, 2xGreen, 2xBlue, 2xBlack, <text:s/></text:p>
      <text:p text:style-name="P2">In Box 22: 2xRed, 2xOrange, 2xGreen, 2xBlue, 2xPurple, 2xBlack, <text:s/></text:p>
      <text:p text:style-name="P2">In Box 23: 2xRed, 2xOrange, 2xYellow, 2xGreen, 2xBlue, 2xPurple, 2xBlack, <text:s/></text:p>
      <text:p text:style-name="P2">In Box 24: 2xRed, 2xOrange, 2xYellow, 2xGreen, 2xBlue, 2xPurple, 2xPink, 2xBlack, <text:s/></text:p>
      <text:p text:style-name="P2">In Box 25: 2xRed, 2xGreen, 2xBlue, 2xBlack, 2xGrey, <text:s/></text:p>
      <text:p text:style-name="P2">In Box 26: 2xRed, 2xOrange, 2xGreen, 2xBlue, 2xBlack, 2xGrey, <text:s/></text:p>
      <text:p text:style-name="P2">In Box 27: 2xRed, 2xOrange, 2xYellow, 2xGreen, 2xBlue, 2xBlack, 2xGrey, <text:s/></text:p>
      <text:p text:style-name="P2">In Box 28: 2xRed, 2xOrange, 2xGreen, 2xBlue, 2xPurple, 2xBlack, 2xGrey, <text:s/></text:p>
      <text:p text:style-name="P2">In Box 29: 2xRed, 2xOrange, 2xYellow, 2xGreen, 2xBlue, 2xPurple, 2xBlack, 2xGrey, <text:s/></text:p>
      <text:p text:style-name="P2">In Box 30: 3xRed, 3xOrange, 3xYellow, 3xGreen, 3xBlue, 3xPurple, 3xPink, 3xBlack, 3xGrey, <text:s/></text:p>
      <text:p text:style-name="P2">In Box 31: 2xRed, 2xOrange, 2xGreen, 2xBlue, 2xPurple, 2xBlack, 2xGrey, 2xWhite, <text:s/></text:p>
      <text:p text:style-name="P2">In Box 32: 3xRed, 3xOrange, 3xYellow, 3xGreen, 3xBlue, 3xPurple, 3xBlack, 3xGrey, 3xWhite, <text:s/></text:p>
      <text:p text:style-name="P2">In Box 33: 3xRed, 3xOrange, 3xYellow, 3xGreen, 3xBlue, 3xPurple, 3xPink, 3xBlack, 3xGrey, 3xWhite, <text:s/></text:p>
      <text:p text:style-name="P2">In Box 34: 3xRed, 3xOrange, 3xYellow, 3xGreen, 3xBlue, 3xPurple, 3xPink, 3xBlack, 3xGrey, 3xWhite, 3xTan,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6:56:07.231628776</meta:creation-date>
    <dc:date>2018-01-31T16:58:19.153767777</dc:date>
    <meta:editing-duration>PT2M12S</meta:editing-duration>
    <meta:editing-cycles>1</meta:editing-cycles>
    <meta:document-statistic meta:table-count="0" meta:image-count="0" meta:object-count="0" meta:page-count="1" meta:paragraph-count="34" meta:word-count="282" meta:character-count="1966" meta:non-whitespace-character-count="1652"/>
    <meta:generator>LibreOffice/5.1.6.2$Linux_X86_64 LibreOffice_project/10m0$Build-2</meta:generator>
  </office:meta>
</office:document-meta>
</file>